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173in"/>
    </style:style>
    <style:style style:name="co7" style:family="table-column">
      <style:table-column-properties fo:break-before="auto" style:column-width="0.995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9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10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1" style:family="table-cell" style:parent-style-name="DataPilot_20_Value">
      <style:table-cell-properties fo:border-bottom="none" fo:border-left="0.0138in solid #000000" fo:border-right="none" fo:border-top="none"/>
    </style:style>
    <style:style style:name="ce12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3" style:family="table-cell" style:parent-style-name="DataPilot_20_Corner">
      <style:table-cell-properties fo:border-bottom="none" fo:border-left="none" fo:border-right="none" fo:border-top="0.028in solid #000000"/>
    </style:style>
    <style:style style:name="ce14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5" style:family="table-cell" style:parent-style-name="DataPilot_20_Value">
      <style:table-cell-properties fo:border-bottom="none" fo:border-left="none" fo:border-right="none" fo:border-top="0.0138in solid #000000"/>
    </style:style>
    <style:style style:name="ce16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7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8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19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0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1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hrea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num_thread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6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6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6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6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2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3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5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5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4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5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5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5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4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8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87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8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1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1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1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1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3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2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0.7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4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4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2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2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3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7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4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4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4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5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5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4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8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7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7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8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87"</text:p>
          </table:table-cell>
        </table:table-row>
      </table:table>
      <table:table table:name="Proces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num_thread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0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1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7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2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3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7.3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8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1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8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4.0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6.5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9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3.7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8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0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4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7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4.4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7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0.4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9.2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22.4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4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7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2.38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3.3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4.9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7.3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10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14.5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6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7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2.4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2.7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5.7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9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14.24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20.1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23.5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6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2.31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9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2.09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2.33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85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5.8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8.86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2.30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25.32"</text:p>
          </table:table-cell>
        </table:table-row>
        <table:table-row table:style-name="ro2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32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7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8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0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2.2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3.2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4.6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6.1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9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8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77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86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9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2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2.4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4.5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6.4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9.51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2.14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08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9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0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1.43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2.9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4.65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6.39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2.82"</text:p>
          </table:table-cell>
        </table:table-row>
        <table:table-row table:style-name="ro2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15.0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1.3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4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7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2.2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2.4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3.1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6.7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9.21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11.15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8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5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7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99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2.4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5.3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8.83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13.0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9.5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24.8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86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2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87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2.02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2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8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6.08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9.00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4.3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21.94"</text:p>
          </table:table-cell>
        </table:table-row>
        <table:table-row table:style-name="ro2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31.85"</text:p>
          </table:table-cell>
        </table:table-row>
      </table:table>
      <table:table table:name="Assignmen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>
            <text:p>image</text:p>
          </table:table-cell>
          <table:table-cell office:value-type="string">
            <text:p>window_size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0.25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3"</text:p>
          </table:table-cell>
          <table:table-cell office:value-type="string">
            <text:p><text:s/>"0.32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3"</text:p>
          </table:table-cell>
          <table:table-cell office:value-type="string">
            <text:p><text:s/>"0.19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3"</text:p>
          </table:table-cell>
          <table:table-cell office:value-type="string">
            <text:p><text:s/>"0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0.57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5"</text:p>
          </table:table-cell>
          <table:table-cell office:value-type="string">
            <text:p><text:s/>"0.77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5"</text:p>
          </table:table-cell>
          <table:table-cell office:value-type="string">
            <text:p><text:s/>"0.38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5"</text:p>
          </table:table-cell>
          <table:table-cell office:value-type="string">
            <text:p><text:s/>"0.7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.08"</text:p>
          </table:table-cell>
        </table:table-row>
        <table:table-row table:style-name="ro1" table:visibility="filter">
          <table:table-cell office:value-type="string">
            <text:p>brian_kernighan.pgm</text:p>
          </table:table-cell>
          <table:table-cell office:value-type="string">
            <text:p><text:s/>"7"</text:p>
          </table:table-cell>
          <table:table-cell office:value-type="string">
            <text:p><text:s/>"1.40"</text:p>
          </table:table-cell>
        </table:table-row>
        <table:table-row table:style-name="ro1" table:visibility="filter">
          <table:table-cell office:value-type="string">
            <text:p>half.pgm</text:p>
          </table:table-cell>
          <table:table-cell office:value-type="string">
            <text:p><text:s/>"7"</text:p>
          </table:table-cell>
          <table:table-cell office:value-type="string">
            <text:p><text:s/>"0.69"</text:p>
          </table:table-cell>
        </table:table-row>
        <table:table-row table:style-name="ro1" table:visibility="filter">
          <table:table-cell office:value-type="string">
            <text:p>rie_hasegawa.pgm</text:p>
          </table:table-cell>
          <table:table-cell office:value-type="string">
            <text:p><text:s/>"7"</text:p>
          </table:table-cell>
          <table:table-cell office:value-type="string">
            <text:p><text:s/>"1.38"</text:p>
          </table:table-cell>
        </table:table-row>
      </table:table>
      <table:table table:name="Threads_3x3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0.2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0.1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0.1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0.2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0.2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0.24"</text:p>
          </table:table-cell>
        </table:table-row>
      </table:table>
      <table:table table:name="Threads_5x5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0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0.3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0.3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0.3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0.3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0.43"</text:p>
          </table:table-cell>
        </table:table-row>
      </table:table>
      <table:table table:name="Threads_7x7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1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0.6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0.6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0.6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0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0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0.6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0.67"</text:p>
          </table:table-cell>
        </table:table-row>
      </table:table>
      <table:table table:name="Threads_Pivot" table:style-name="ta1" table:print="false">
        <table:table-column table:style-name="co5" table:default-cell-style-name="ce5"/>
        <table:table-column table:style-name="co5" table:default-cell-style-name="ce11"/>
        <table:table-column table:style-name="co5" table:number-columns-repeated="3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ataPilot_20_Field" office:value-type="string">
            <text:p>num_threads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Average - time</text:p>
          </table:table-cell>
          <table:table-cell table:style-name="ce8" office:value-type="string">
            <text:p>window_size</text:p>
          </table:table-cell>
          <table:table-cell table:style-name="ce13" table:number-columns-repeated="2"/>
          <table:table-cell table:style-name="ce17"/>
        </table:table-row>
        <table:table-row table:style-name="ro2">
          <table:table-cell table:style-name="ce3" office:value-type="string">
            <text:p>image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8" office:value-type="string">
            <text:p>Total Result</text:p>
          </table:table-cell>
        </table:table-row>
        <table:table-row table:style-name="ro2">
          <table:table-cell table:style-name="ce4" office:value-type="string">
            <text:p>bg448x448.pgm</text:p>
          </table:table-cell>
          <table:table-cell table:style-name="ce10"/>
          <table:table-cell table:style-name="ce15" table:number-columns-repeated="2"/>
          <table:table-cell table:style-name="ce19"/>
        </table:table-row>
        <table:table-row table:style-name="ro1">
          <table:table-cell office:value-type="string">
            <text:p>brian_kernighan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half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rie_hasegawa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2">
          <table:table-cell table:style-name="ce6" office:value-type="string">
            <text:p>Total Result</text:p>
          </table:table-cell>
          <table:table-cell table:style-name="ce12"/>
          <table:table-cell table:style-name="ce16" table:number-columns-repeated="2"/>
          <table:table-cell table:style-name="ce21"/>
        </table:table-row>
      </table:table>
      <table:table table:name="Processes_3x3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"</text:p>
          </table:table-cell>
          <table:table-cell office:value-type="string">
            <text:p><text:s/>"1.0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"</text:p>
          </table:table-cell>
          <table:table-cell office:value-type="string">
            <text:p><text:s/>"0.9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"</text:p>
          </table:table-cell>
          <table:table-cell office:value-type="string">
            <text:p><text:s/>"1.1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"</text:p>
          </table:table-cell>
          <table:table-cell office:value-type="string">
            <text:p><text:s/>"1.3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"</text:p>
          </table:table-cell>
          <table:table-cell office:value-type="string">
            <text:p><text:s/>"1.5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"</text:p>
          </table:table-cell>
          <table:table-cell office:value-type="string">
            <text:p><text:s/>"1.7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20"</text:p>
          </table:table-cell>
          <table:table-cell office:value-type="string">
            <text:p><text:s/>"2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40"</text:p>
          </table:table-cell>
          <table:table-cell office:value-type="string">
            <text:p><text:s/>"3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60"</text:p>
          </table:table-cell>
          <table:table-cell office:value-type="string">
            <text:p><text:s/>"5.0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80"</text:p>
          </table:table-cell>
          <table:table-cell office:value-type="string">
            <text:p><text:s/>"7.3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3"</text:p>
          </table:table-cell>
          <table:table-cell office:value-type="string">
            <text:p><text:s/>"100"</text:p>
          </table:table-cell>
          <table:table-cell office:value-type="string">
            <text:p><text:s/>"8.22"</text:p>
          </table:table-cell>
        </table:table-row>
      </table:table>
      <table:table table:name="Processes_5x5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"</text:p>
          </table:table-cell>
          <table:table-cell office:value-type="string">
            <text:p><text:s/>"1.1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"</text:p>
          </table:table-cell>
          <table:table-cell office:value-type="string">
            <text:p><text:s/>"1.2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"</text:p>
          </table:table-cell>
          <table:table-cell office:value-type="string">
            <text:p><text:s/>"1.4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"</text:p>
          </table:table-cell>
          <table:table-cell office:value-type="string">
            <text:p><text:s/>"1.66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"</text:p>
          </table:table-cell>
          <table:table-cell office:value-type="string">
            <text:p><text:s/>"1.8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20"</text:p>
          </table:table-cell>
          <table:table-cell office:value-type="string">
            <text:p><text:s/>"4.00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40"</text:p>
          </table:table-cell>
          <table:table-cell office:value-type="string">
            <text:p><text:s/>"6.5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60"</text:p>
          </table:table-cell>
          <table:table-cell office:value-type="string">
            <text:p><text:s/>"9.0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80"</text:p>
          </table:table-cell>
          <table:table-cell office:value-type="string">
            <text:p><text:s/>"13.71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5"</text:p>
          </table:table-cell>
          <table:table-cell office:value-type="string">
            <text:p><text:s/>"100"</text:p>
          </table:table-cell>
          <table:table-cell office:value-type="string">
            <text:p><text:s/>"18.96"</text:p>
          </table:table-cell>
        </table:table-row>
      </table:table>
      <table:table table:name="Processes_7x7" table:style-name="ta1" table:print="false">
        <table:table-column table:style-name="co5" table:number-columns-repeated="4" table:default-cell-style-name="ce1"/>
        <table:table-row table:style-name="ro2">
          <table:table-cell table:style-name="Default" office:value-type="string">
            <text:p>image</text:p>
          </table:table-cell>
          <table:table-cell table:style-name="Default" office:value-type="string">
            <text:p>window_size</text:p>
          </table:table-cell>
          <table:table-cell table:style-name="Default" office:value-type="string">
            <text:p>num_threads</text:p>
          </table:table-cell>
          <table:table-cell table:style-name="Default" office:value-type="string">
            <text:p>time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"</text:p>
          </table:table-cell>
          <table:table-cell office:value-type="string">
            <text:p><text:s/>"2.0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"</text:p>
          </table:table-cell>
          <table:table-cell office:value-type="string">
            <text:p><text:s/>"1.6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"</text:p>
          </table:table-cell>
          <table:table-cell office:value-type="string">
            <text:p><text:s/>"1.42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"</text:p>
          </table:table-cell>
          <table:table-cell office:value-type="string">
            <text:p><text:s/>"1.5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"</text:p>
          </table:table-cell>
          <table:table-cell office:value-type="string">
            <text:p><text:s/>"1.75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"</text:p>
          </table:table-cell>
          <table:table-cell office:value-type="string">
            <text:p><text:s/>"2.13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20"</text:p>
          </table:table-cell>
          <table:table-cell office:value-type="string">
            <text:p><text:s/>"4.49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40"</text:p>
          </table:table-cell>
          <table:table-cell office:value-type="string">
            <text:p><text:s/>"7.24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60"</text:p>
          </table:table-cell>
          <table:table-cell office:value-type="string">
            <text:p><text:s/>"10.48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80"</text:p>
          </table:table-cell>
          <table:table-cell office:value-type="string">
            <text:p><text:s/>"19.27"</text:p>
          </table:table-cell>
        </table:table-row>
        <table:table-row table:style-name="ro2">
          <table:table-cell office:value-type="string">
            <text:p>bg448x448.pgm</text:p>
          </table:table-cell>
          <table:table-cell office:value-type="string">
            <text:p><text:s/>"7"</text:p>
          </table:table-cell>
          <table:table-cell office:value-type="string">
            <text:p><text:s/>"100"</text:p>
          </table:table-cell>
          <table:table-cell office:value-type="string">
            <text:p><text:s/>"22.46"</text:p>
          </table:table-cell>
        </table:table-row>
      </table:table>
      <table:table table:name="Processes_Pivot" table:style-name="ta1" table:print="false">
        <table:table-column table:style-name="co5" table:default-cell-style-name="ce5"/>
        <table:table-column table:style-name="co5" table:default-cell-style-name="ce11"/>
        <table:table-column table:style-name="co5" table:number-columns-repeated="3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ataPilot_20_Field" office:value-type="string">
            <text:p>num_threads</text:p>
          </table:table-cell>
          <table:table-cell table:style-name="ce7" office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Sum - time</text:p>
          </table:table-cell>
          <table:table-cell table:style-name="ce8" office:value-type="string">
            <text:p>window_size</text:p>
          </table:table-cell>
          <table:table-cell table:style-name="ce13" table:number-columns-repeated="2"/>
          <table:table-cell table:style-name="ce17"/>
        </table:table-row>
        <table:table-row table:style-name="ro2">
          <table:table-cell table:style-name="ce3" office:value-type="string">
            <text:p>image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8" office:value-type="string">
            <text:p>Total Result</text:p>
          </table:table-cell>
        </table:table-row>
        <table:table-row table:style-name="ro2">
          <table:table-cell table:style-name="ce4" office:value-type="string">
            <text:p>bg448x448.pgm</text:p>
          </table:table-cell>
          <table:table-cell table:style-name="ce10"/>
          <table:table-cell table:style-name="ce15" table:number-columns-repeated="2"/>
          <table:table-cell table:style-name="ce19"/>
        </table:table-row>
        <table:table-row table:style-name="ro1">
          <table:table-cell office:value-type="string">
            <text:p>brian_kernighan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half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1">
          <table:table-cell office:value-type="string">
            <text:p>rie_hasegawa.pgm</text:p>
          </table:table-cell>
          <table:table-cell/>
          <table:table-cell table:style-name="DataPilot_20_Value" table:number-columns-repeated="2"/>
          <table:table-cell table:style-name="ce20"/>
        </table:table-row>
        <table:table-row table:style-name="ro2">
          <table:table-cell table:style-name="ce6" office:value-type="string">
            <text:p>Total Result</text:p>
          </table:table-cell>
          <table:table-cell table:style-name="ce12"/>
          <table:table-cell table:style-name="ce16" table:number-columns-repeated="2"/>
          <table:table-cell table:style-name="ce21"/>
        </table:table-row>
      </table:table>
      <table:table table:name="Stats" table:style-name="ta1" table:print="false"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2">
          <table:table-cell office:value-type="string">
            <text:p>bg448x448.pgm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>
            <text:p>num_threads</text:p>
          </table:table-cell>
          <table:table-cell table:style-name="Default" office:value-type="string">
            <text:p>threads-3x3</text:p>
          </table:table-cell>
          <table:table-cell table:style-name="Default" office:value-type="string">
            <text:p>threads-5x5</text:p>
          </table:table-cell>
          <table:table-cell table:style-name="Default" office:value-type="string">
            <text:p>threads-7x7</text:p>
          </table:table-cell>
          <table:table-cell table:style-name="Default" office:value-type="string">
            <text:p>processes-3x3</text:p>
          </table:table-cell>
          <table:table-cell table:style-name="Default" office:value-type="string">
            <text:p>processes-5x5</text:p>
          </table:table-cell>
          <table:table-cell table:style-name="Default" office:value-type="string">
            <text:p>processes-7x7</text:p>
          </table:table-cell>
          <table:table-cell office:value-type="string">
            <text:p>assign02-3x3</text:p>
          </table:table-cell>
          <table:table-cell office:value-type="string">
            <text:p>assign02-5x5</text:p>
          </table:table-cell>
          <table:table-cell office:value-type="string">
            <text:p>assign02-7x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0.57">
            <text:p>0.57</text:p>
          </table:table-cell>
          <table:table-cell office:value-type="float" office:value="1.09">
            <text:p>1.09</text:p>
          </table:table-cell>
          <table:table-cell office:value-type="float" office:value="1.06">
            <text:p>1.06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42">
            <text:p>1.42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1.57">
            <text:p>1.5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56">
            <text:p>1.56</text:p>
          </table:table-cell>
          <table:table-cell office:value-type="float" office:value="1.66">
            <text:p>1.66</text:p>
          </table:table-cell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office:value-type="float" office:value="1.78">
            <text:p>1.78</text:p>
          </table:table-cell>
          <table:table-cell office:value-type="float" office:value="1.89">
            <text:p>1.89</text:p>
          </table:table-cell>
          <table:table-cell office:value-type="float" office:value="2.13">
            <text:p>2.13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9">
            <text:p>0.19</text:p>
          </table:table-cell>
          <table:table-cell office:value-type="float" office:value="0.36">
            <text:p>0.36</text:p>
          </table:table-cell>
          <table:table-cell office:value-type="float" office:value="0.62">
            <text:p>0.62</text:p>
          </table:table-cell>
          <table:table-cell office:value-type="float" office:value="2.57">
            <text:p>2.57</text:p>
          </table:table-cell>
          <table:table-cell office:value-type="float" office:value="4">
            <text:p>4</text:p>
          </table:table-cell>
          <table:table-cell office:value-type="float" office:value="4.49">
            <text:p>4.49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2">
            <text:p>0.22</text:p>
          </table:table-cell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3.41">
            <text:p>3.41</text:p>
          </table:table-cell>
          <table:table-cell office:value-type="float" office:value="6.52">
            <text:p>6.52</text:p>
          </table:table-cell>
          <table:table-cell office:value-type="float" office:value="7.24">
            <text:p>7.24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5.02">
            <text:p>5.02</text:p>
          </table:table-cell>
          <table:table-cell office:value-type="float" office:value="9.09">
            <text:p>9.09</text:p>
          </table:table-cell>
          <table:table-cell office:value-type="float" office:value="10.48">
            <text:p>10.48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0.69">
            <text:p>0.69</text:p>
          </table:table-cell>
          <table:table-cell office:value-type="float" office:value="7.37">
            <text:p>7.37</text:p>
          </table:table-cell>
          <table:table-cell office:value-type="float" office:value="13.71">
            <text:p>13.71</text:p>
          </table:table-cell>
          <table:table-cell office:value-type="float" office:value="19.27">
            <text:p>19.27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4">
            <text:p>0.24</text:p>
          </table:table-cell>
          <table:table-cell office:value-type="float" office:value="0.43">
            <text:p>0.43</text:p>
          </table:table-cell>
          <table:table-cell office:value-type="float" office:value="0.67">
            <text:p>0.67</text:p>
          </table:table-cell>
          <table:table-cell office:value-type="float" office:value="8.22">
            <text:p>8.22</text:p>
          </table:table-cell>
          <table:table-cell office:value-type="float" office:value="18.96">
            <text:p>18.96</text:p>
          </table:table-cell>
          <table:table-cell office:value-type="float" office:value="22.46">
            <text:p>22.46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1.08">
            <text:p>1.08</text:p>
          </table:table-cell>
        </table:table-row>
      </table:table>
      <table:table table:name="ProcessessVsAssign02" table:style-name="ta1" table:print="false">
        <table:shapes>
          <draw:frame draw:z-index="0" draw:style-name="gr1" svg:width="7in" svg:height="4in" svg:x="0in" svg:y="0in">
            <draw:object draw:notify-on-update-of-ranges="Stats.A3:Stats.A13 Stats.E2:Stats.E2 Stats.E3:Stats.E13 Stats.H2:Stats.H2 Stats.H3:Stats.H13 Stats.F2:Stats.F2 Stats.F3:Stats.F13 Stats.I2:Stats.I2 Stats.I3:Stats.I13 Stats.G2:Stats.G2 Stats.G3:Stats.G13 Stats.J2:Stats.J2 Stats.J3:Stats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table table:name="ThreadsVsAssign02" table:style-name="ta1" table:print="false">
        <table:shapes>
          <draw:frame draw:z-index="0" draw:style-name="gr1" svg:width="7in" svg:height="4in" svg:x="0in" svg:y="0in">
            <draw:object draw:notify-on-update-of-ranges="Stats.A3:Stats.A13 Stats.B2:Stats.B2 Stats.B3:Stats.B13 Stats.H2:Stats.H2 Stats.H3:Stats.H13 Stats.C2:Stats.C2 Stats.C3:Stats.C13 Stats.I2:Stats.I2 Stats.I3:Stats.I13 Stats.D2:Stats.D2 Stats.D3:Stats.D13 Stats.J2:Stats.J2 Stats.J3:Stats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name="ass2" table:target-range-address="Assignment2.A1:Assignment2.C13" table:display-filter-buttons="true">
          <table:filter>
            <table:filter-condition table:field-number="0" table:value="bg448x448.pgm" table:operator="="/>
          </table:filter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/>
          </table:subtotal-rules>
        </table:database-range>
        <table:database-range table:name="processes" table:target-range-address="Processes.A1:Processes.D133" table:display-filter-buttons="true"/>
        <table:database-range table:name="threads" table:target-range-address="Threads.A1:Threads.D133" table:display-filter-buttons="true"/>
        <table:database-range table:target-range-address="Assignment2.A2:Assignment2.A6"/>
      </table:database-ranges>
      <table:data-pilot-tables>
        <table:data-pilot-table table:name="DataPilot1" table:application-data="" table:target-range-address="Threads_Pivot.A1:Threads_Pivot.E10" table:buttons="Threads_Pivot.A1 Threads_Pivot.A2 Threads_Pivot.A5 Threads_Pivot.B4">
          <table:source-cell-range table:cell-range-address="Threads.A1:Threads.D133"/>
          <table:data-pilot-field table:source-field-name="num_thread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dow_siz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ag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rocesses_Pivot.A1:Processes_Pivot.E10" table:buttons="Processes_Pivot.A1 Processes_Pivot.A2 Processes_Pivot.A5 Processes_Pivot.B4">
          <table:source-cell-range table:cell-range-address="Processes.A1:Processes.D133"/>
          <table:data-pilot-field table:source-field-name="num_thread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dow_siz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ag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00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Prince</meta:initial-creator>
    <meta:creation-date>2010-04-25T20:37:30</meta:creation-date>
    <dc:date>2010-04-26T00:16:44</dc:date>
    <dc:creator>Paul Prince</dc:creator>
    <meta:editing-duration>PT01H48M41S</meta:editing-duration>
    <meta:editing-cycles>5</meta:editing-cycles>
    <meta:generator>OpenOffice.org/3.2$Unix OpenOffice.org_project/320m12$Build-9483</meta:generator>
    <meta:document-statistic meta:table-count="14" meta:cell-count="15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0.161cm" xlink:href=".." chart:class="chart:line" chart:column-mapping="2 0 3 1 4" chart:style-name="ch1">
        <chart:title svg:x="4.974cm" svg:y="0.204cm" chart:style-name="ch2">
          <text:p>Multi-Process Assignment 3 Runtimes</text:p>
        </chart:title>
        <chart:subtitle svg:x="5.45cm" svg:y="0.91cm" chart:style-name="ch3">
          <text:p>vs. single-threaded Assignment 2 times</text:p>
        </chart:subtitle>
        <chart:legend chart:legend-position="bottom" svg:x="1.467cm" svg:y="9.394cm" chart:style-name="ch4"/>
        <chart:plot-area chart:style-name="ch5" table:cell-range-address="Stats.A3:Stats.A13 Stats.E2:Stats.J13" chart:data-source-has-labels="both" svg:x="0.509cm" svg:y="1.564cm" svg:width="16.562cm" svg:height="7.626cm">
          <chart:axis chart:dimension="x" chart:name="primary-x" chart:style-name="ch6">
            <chart:title svg:x="6.933cm" svg:y="8.821cm" chart:style-name="ch7">
              <text:p>Number of Parallel Processes</text:p>
            </chart:title>
            <chart:categories table:cell-range-address="Stats.A3:Stats.A13"/>
          </chart:axis>
          <chart:axis chart:dimension="y" chart:name="primary-y" chart:style-name="ch6">
            <chart:title svg:x="0.356cm" svg:y="6.467cm" chart:style-name="ch8">
              <text:p>Runtime (seconds)</text:p>
            </chart:title>
            <chart:grid chart:style-name="ch9" chart:class="major"/>
          </chart:axis>
          <chart:series chart:style-name="ch10" chart:values-cell-range-address="Stats.E3:Stats.E13" chart:label-cell-address="Stats.E2:Stats.E2" chart:class="chart:line">
            <chart:data-point chart:repeated="11"/>
          </chart:series>
          <chart:series chart:style-name="ch11" chart:values-cell-range-address="Stats.H3:Stats.H13" chart:label-cell-address="Stats.H2:Stats.H2" chart:class="chart:line">
            <chart:data-point chart:repeated="11"/>
          </chart:series>
          <chart:series chart:style-name="ch12" chart:values-cell-range-address="Stats.F3:Stats.F13" chart:label-cell-address="Stats.F2:Stats.F2" chart:class="chart:line">
            <chart:data-point chart:repeated="11"/>
          </chart:series>
          <chart:series chart:style-name="ch13" chart:values-cell-range-address="Stats.I3:Stats.I13" chart:label-cell-address="Stats.I2:Stats.I2" chart:class="chart:line">
            <chart:data-point chart:repeated="11"/>
          </chart:series>
          <chart:series chart:style-name="ch14" chart:values-cell-range-address="Stats.G3:Stats.G13" chart:label-cell-address="Stats.G2:Stats.G2" chart:class="chart:line">
            <chart:data-point chart:repeated="11"/>
          </chart:series>
          <chart:series chart:style-name="ch15" chart:values-cell-range-address="Stats.J3:Stats.J13" chart:label-cell-address="Stats.J2:Stats.J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ts.E2:Stats.E2">processes-3x3</text:p>
              </table:table-cell>
              <table:table-cell office:value-type="string">
                <text:p text:id="Stats.H2:Stats.H2">assign02-3x3</text:p>
              </table:table-cell>
              <table:table-cell office:value-type="string">
                <text:p text:id="Stats.F2:Stats.F2">processes-5x5</text:p>
              </table:table-cell>
              <table:table-cell office:value-type="string">
                <text:p text:id="Stats.I2:Stats.I2">assign02-5x5</text:p>
              </table:table-cell>
              <table:table-cell office:value-type="string">
                <text:p text:id="Stats.G2:Stats.G2">processes-7x7</text:p>
              </table:table-cell>
              <table:table-cell office:value-type="string">
                <text:p text:id="Stats.J2:Stats.J2">assign02-7x7</text:p>
              </table:table-cell>
            </table:table-row>
          </table:table-header-rows>
          <table:table-rows>
            <table:table-row>
              <table:table-cell office:value-type="string">
                <text:p text:id="Stats.A3:Stats.A13">1</text:p>
              </table:table-cell>
              <table:table-cell office:value-type="float" office:value="1.06">
                <text:p text:id="Stats.E3:Stats.E13">1.06</text:p>
              </table:table-cell>
              <table:table-cell office:value-type="float" office:value="0.25">
                <text:p text:id="Stats.H3:Stats.H13">0.25</text:p>
              </table:table-cell>
              <table:table-cell office:value-type="float" office:value="1.41">
                <text:p text:id="Stats.F3:Stats.F13">1.41</text:p>
              </table:table-cell>
              <table:table-cell office:value-type="float" office:value="0.57">
                <text:p text:id="Stats.I3:Stats.I13">0.57</text:p>
              </table:table-cell>
              <table:table-cell office:value-type="float" office:value="2.07">
                <text:p text:id="Stats.G3:Stats.G13">2.07</text:p>
              </table:table-cell>
              <table:table-cell office:value-type="float" office:value="1.08">
                <text:p text:id="Stats.J3:Stats.J13"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25">
                <text:p>0.25</text:p>
              </table:table-cell>
              <table:table-cell office:value-type="float" office:value="1.17">
                <text:p>1.17</text:p>
              </table:table-cell>
              <table:table-cell office:value-type="float" office:value="0.57">
                <text:p>0.57</text:p>
              </table:table-cell>
              <table:table-cell office:value-type="float" office:value="1.65">
                <text:p>1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">
                <text:p>1.11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">
                <text:p>1.32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1.57">
                <text:p>1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0.25">
                <text:p>0.25</text:p>
              </table:table-cell>
              <table:table-cell office:value-type="float" office:value="1.66">
                <text:p>1.66</text:p>
              </table:table-cell>
              <table:table-cell office:value-type="float" office:value="0.57">
                <text:p>0.57</text:p>
              </table:table-cell>
              <table:table-cell office:value-type="float" office:value="1.75">
                <text:p>1.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0.25">
                <text:p>0.25</text:p>
              </table:table-cell>
              <table:table-cell office:value-type="float" office:value="1.89">
                <text:p>1.89</text:p>
              </table:table-cell>
              <table:table-cell office:value-type="float" office:value="0.57">
                <text:p>0.57</text:p>
              </table:table-cell>
              <table:table-cell office:value-type="float" office:value="2.13">
                <text:p>2.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">
                <text:p>2.57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4.49">
                <text:p>4.4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">
                <text:p>3.41</text:p>
              </table:table-cell>
              <table:table-cell office:value-type="float" office:value="0.25">
                <text:p>0.25</text:p>
              </table:table-cell>
              <table:table-cell office:value-type="float" office:value="6.52">
                <text:p>6.52</text:p>
              </table:table-cell>
              <table:table-cell office:value-type="float" office:value="0.57">
                <text:p>0.57</text:p>
              </table:table-cell>
              <table:table-cell office:value-type="float" office:value="7.24">
                <text:p>7.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2">
                <text:p>5.02</text:p>
              </table:table-cell>
              <table:table-cell office:value-type="float" office:value="0.25">
                <text:p>0.25</text:p>
              </table:table-cell>
              <table:table-cell office:value-type="float" office:value="9.09">
                <text:p>9.09</text:p>
              </table:table-cell>
              <table:table-cell office:value-type="float" office:value="0.57">
                <text:p>0.57</text:p>
              </table:table-cell>
              <table:table-cell office:value-type="float" office:value="10.48">
                <text:p>10.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7">
                <text:p>7.37</text:p>
              </table:table-cell>
              <table:table-cell office:value-type="float" office:value="0.25">
                <text:p>0.25</text:p>
              </table:table-cell>
              <table:table-cell office:value-type="float" office:value="13.71">
                <text:p>13.71</text:p>
              </table:table-cell>
              <table:table-cell office:value-type="float" office:value="0.57">
                <text:p>0.57</text:p>
              </table:table-cell>
              <table:table-cell office:value-type="float" office:value="19.27">
                <text:p>19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2">
                <text:p>8.22</text:p>
              </table:table-cell>
              <table:table-cell office:value-type="float" office:value="0.25">
                <text:p>0.25</text:p>
              </table:table-cell>
              <table:table-cell office:value-type="float" office:value="18.96">
                <text:p>18.96</text:p>
              </table:table-cell>
              <table:table-cell office:value-type="float" office:value="0.57">
                <text:p>0.57</text:p>
              </table:table-cell>
              <table:table-cell office:value-type="float" office:value="22.46">
                <text:p>22.4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0.161cm" xlink:href=".." chart:class="chart:line" chart:column-mapping="0 3 1 4 2 5" chart:style-name="ch1">
        <chart:title svg:x="4.802cm" svg:y="0.204cm" chart:style-name="ch2">
          <text:p>Multi-Threaded Assignment 3 Runtimes</text:p>
        </chart:title>
        <chart:subtitle svg:x="5.45cm" svg:y="0.91cm" chart:style-name="ch3">
          <text:p>vs. single-threaded Assignment 2 times</text:p>
        </chart:subtitle>
        <chart:legend chart:legend-position="bottom" svg:x="1.944cm" svg:y="9.394cm" chart:style-name="ch4"/>
        <chart:plot-area chart:style-name="ch5" table:cell-range-address="Stats.A3:Stats.D13 Stats.A2:Stats.D2 Stats.H2:Stats.J13" chart:data-source-has-labels="both" svg:x="0.509cm" svg:y="1.564cm" svg:width="16.562cm" svg:height="7.626cm">
          <chart:axis chart:dimension="x" chart:name="primary-x" chart:style-name="ch6">
            <chart:title svg:x="7.091cm" svg:y="8.821cm" chart:style-name="ch7">
              <text:p>Number of Parallel Threads</text:p>
            </chart:title>
            <chart:categories table:cell-range-address="Stats.A3:Stats.A13"/>
          </chart:axis>
          <chart:axis chart:dimension="y" chart:name="primary-y" chart:style-name="ch6">
            <chart:title svg:x="0.356cm" svg:y="6.467cm" chart:style-name="ch8">
              <text:p>Runtime (seconds)</text:p>
            </chart:title>
            <chart:grid chart:style-name="ch9" chart:class="major"/>
          </chart:axis>
          <chart:series chart:style-name="ch10" chart:values-cell-range-address="Stats.B3:Stats.B13" chart:label-cell-address="Stats.B2:Stats.B2" chart:class="chart:line">
            <chart:data-point chart:repeated="11"/>
          </chart:series>
          <chart:series chart:style-name="ch11" chart:values-cell-range-address="Stats.H3:Stats.H13" chart:label-cell-address="Stats.H2:Stats.H2" chart:class="chart:line">
            <chart:data-point chart:repeated="11"/>
          </chart:series>
          <chart:series chart:style-name="ch12" chart:values-cell-range-address="Stats.C3:Stats.C13" chart:label-cell-address="Stats.C2:Stats.C2" chart:class="chart:line">
            <chart:data-point chart:repeated="11"/>
          </chart:series>
          <chart:series chart:style-name="ch13" chart:values-cell-range-address="Stats.I3:Stats.I13" chart:label-cell-address="Stats.I2:Stats.I2" chart:class="chart:line">
            <chart:data-point chart:repeated="11"/>
          </chart:series>
          <chart:series chart:style-name="ch14" chart:values-cell-range-address="Stats.D3:Stats.D13" chart:label-cell-address="Stats.D2:Stats.D2" chart:class="chart:line">
            <chart:data-point chart:repeated="11"/>
          </chart:series>
          <chart:series chart:style-name="ch15" chart:values-cell-range-address="Stats.J3:Stats.J13" chart:label-cell-address="Stats.J2:Stats.J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ats.B2:Stats.B2">threads-3x3</text:p>
              </table:table-cell>
              <table:table-cell office:value-type="string">
                <text:p text:id="Stats.H2:Stats.H2">assign02-3x3</text:p>
              </table:table-cell>
              <table:table-cell office:value-type="string">
                <text:p text:id="Stats.C2:Stats.C2">threads-5x5</text:p>
              </table:table-cell>
              <table:table-cell office:value-type="string">
                <text:p text:id="Stats.I2:Stats.I2">assign02-5x5</text:p>
              </table:table-cell>
              <table:table-cell office:value-type="string">
                <text:p text:id="Stats.D2:Stats.D2">threads-7x7</text:p>
              </table:table-cell>
              <table:table-cell office:value-type="string">
                <text:p text:id="Stats.J2:Stats.J2">assign02-7x7</text:p>
              </table:table-cell>
            </table:table-row>
          </table:table-header-rows>
          <table:table-rows>
            <table:table-row>
              <table:table-cell office:value-type="string">
                <text:p text:id="Stats.A3:Stats.A13">1</text:p>
              </table:table-cell>
              <table:table-cell office:value-type="float" office:value="0.26">
                <text:p text:id="Stats.B3:Stats.B13">0.26</text:p>
              </table:table-cell>
              <table:table-cell office:value-type="float" office:value="0.25">
                <text:p text:id="Stats.H3:Stats.H13">0.25</text:p>
              </table:table-cell>
              <table:table-cell office:value-type="float" office:value="0.57">
                <text:p text:id="Stats.C3:Stats.C13">0.57</text:p>
              </table:table-cell>
              <table:table-cell office:value-type="float" office:value="0.57">
                <text:p text:id="Stats.I3:Stats.I13">0.57</text:p>
              </table:table-cell>
              <table:table-cell office:value-type="float" office:value="1.09">
                <text:p text:id="Stats.D3:Stats.D13">1.09</text:p>
              </table:table-cell>
              <table:table-cell office:value-type="float" office:value="1.08">
                <text:p text:id="Stats.J3:Stats.J13"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57">
                <text:p>0.57</text:p>
              </table:table-cell>
              <table:table-cell office:value-type="float" office:value="0.63">
                <text:p>0.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65">
                <text:p>0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">
                <text:p>0.23</text:p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57">
                <text:p>0.57</text:p>
              </table:table-cell>
              <table:table-cell office:value-type="float" office:value="0.69">
                <text:p>0.6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43">
                <text:p>0.43</text:p>
              </table:table-cell>
              <table:table-cell office:value-type="float" office:value="0.57">
                <text:p>0.57</text:p>
              </table:table-cell>
              <table:table-cell office:value-type="float" office:value="0.67">
                <text:p>0.67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